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Hyperlink" style:family="text">
      <style:text-properties fo:language="en" fo:country="US"/>
    </style:style>
    <style:style style:name="T3" style:parent-style-name="DefaultParagraphFont" style:family="text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</office:automatic-styles>
  <office:body>
    <office:text text:use-soft-page-breaks="true">
      <text:p text:style-name="P1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a xlink:href="https://github.com/sevemilanovic/alati-za-razvoj-kolaboraciju-i-objavljivanje" office:target-frame-name="_top" xlink:show="replace"><text:span text:style-name="T2">https://github.com/sevemilanovic/alati-za-razvoj-kolaboraciju-i-objavljivanje</text:span></text:a><text:span text:style-name="T3"><text:s/>- GitHub repozitorijum</text:span></text:p>
      <text:p text:style-name="P4"/>
      <text:p text:style-name="P5"/>
      <text:p text:style-name="P6"/>
      <text:p text:style-name="Normal"><text:a xlink:href="https://sevemilanovic.github.io/alati-za-razvoj-kolaboraciju-i-objavljivanje/" office:target-frame-name="_top" xlink:show="replace"><text:span text:style-name="Hyperlink">https://sevemilanovic.github.io/alati-za-razvoj-kolaboraciju-i-</text:span><text:bookmark-start text:name="_Hlt24273256"/><text:bookmark-start text:name="_Hlt24273257"/><text:span text:style-name="Hyperlink">o</text:span><text:bookmark-end text:name="_Hlt24273256"/><text:bookmark-end text:name="_Hlt24273257"/><text:span text:style-name="Hyperlink">bjavljivanje/</text:span></text:a><text:s/>-link<text:s/>objavljenog dokumenta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de" fo:country="DE"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everin milanovic</meta:initial-creator>
    <dc:creator>severin milanovic</dc:creator>
    <meta:creation-date>2019-11-09T19:12:00Z</meta:creation-date>
    <dc:date>2019-11-10T09:14:00Z</dc:date>
    <meta:print-date>2019-11-10T09:10:00Z</meta:print-date>
    <meta:template xlink:href="Normal" xlink:type="simple"/>
    <meta:editing-cycles>6</meta:editing-cycles>
    <meta:editing-duration>PT1080S</meta:editing-duration>
    <meta:document-statistic meta:page-count="1" meta:paragraph-count="1" meta:word-count="60" meta:character-count="406" meta:row-count="2" meta:non-whitespace-character-count="347"/>
  </office:meta>
</office:document-meta>
</file>